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Ubuntu" svg:font-family="Ubuntu"/>
    <style:font-face style:name="Tahoma" svg:font-family="Tahoma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ndale Sans UI" svg:font-family="'Andale Sans UI', 'Arial Unicode MS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1" style:family="table">
      <style:table-properties style:width="17cm" table:align="margins" style:writing-mode="lr-tb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-left="none" fo:border-right="none" fo:border-top="1pt solid #6666ff" fo:border-bottom="none"/>
    </style:style>
    <style:style style:name="Taula2" style:family="table">
      <style:table-properties style:width="17cm" table:align="margins" style:writing-mode="lr-tb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-left="none" fo:border-right="none" fo:border-top="1pt solid #6666ff" fo:border-bottom="none"/>
    </style:style>
    <style:style style:name="Taula3" style:family="table">
      <style:table-properties style:width="17cm" table:align="margins" style:writing-mode="lr-tb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-left="none" fo:border-right="none" fo:border-top="1pt solid #6666ff" fo:border-bottom="none"/>
    </style:style>
    <style:style style:name="Taula4" style:family="table">
      <style:table-properties style:width="17cm" table:align="margins" style:writing-mode="lr-tb"/>
    </style:style>
    <style:style style:name="Taula4.A" style:family="table-column">
      <style:table-column-properties style:column-width="8.5cm" style:rel-column-width="32767*"/>
    </style:style>
    <style:style style:name="Taula4.B" style:family="table-column">
      <style:table-column-properties style:column-width="8.5cm" style:rel-column-width="32768*"/>
    </style:style>
    <style:style style:name="Taula4.A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style:vertical-align="middle" fo:background-color="#b2b2b2" fo:padding="0.097cm" fo:border="0.05pt solid #000000">
        <style:background-image/>
      </style:table-cell-properties>
    </style:style>
    <style:style style:name="Tau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5" style:family="table">
      <style:table-properties style:width="17cm" table:align="margins" style:writing-mode="lr-tb"/>
    </style:style>
    <style:style style:name="Taula5.A" style:family="table-column">
      <style:table-column-properties style:column-width="17cm" style:rel-column-width="65535*"/>
    </style:style>
    <style:style style:name="Taula5.A1" style:family="table-cell">
      <style:table-cell-properties fo:padding="0.097cm" fo:border-left="none" fo:border-right="none" fo:border-top="1pt solid #6666ff" fo:border-bottom="none"/>
    </style:style>
    <style:style style:name="Taula6" style:family="table">
      <style:table-properties style:width="17cm" table:align="margins" style:writing-mode="lr-tb"/>
    </style:style>
    <style:style style:name="Taula6.A" style:family="table-column">
      <style:table-column-properties style:column-width="8.5cm" style:rel-column-width="32767*"/>
    </style:style>
    <style:style style:name="Taula6.B" style:family="table-column">
      <style:table-column-properties style:column-width="8.5cm" style:rel-column-width="32768*"/>
    </style:style>
    <style:style style:name="Taula6.A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6.B1" style:family="table-cell">
      <style:table-cell-properties fo:background-color="#b2b2b2" fo:padding="0.097cm" fo:border="0.05pt solid #000000">
        <style:background-image/>
      </style:table-cell-properties>
    </style:style>
    <style:style style:name="Taula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 style:writing-mode="lr-tb"/>
    </style:style>
    <style:style style:name="Taula7.A" style:family="table-column">
      <style:table-column-properties style:column-width="17cm" style:rel-column-width="65535*"/>
    </style:style>
    <style:style style:name="Taula7.A1" style:family="table-cell">
      <style:table-cell-properties fo:padding="0.097cm" fo:border-left="none" fo:border-right="none" fo:border-top="1pt solid #6666ff" fo:border-bottom="none"/>
    </style:style>
    <style:style style:name="Taula8" style:family="table">
      <style:table-properties style:width="17cm" table:align="margins" style:writing-mode="lr-tb"/>
    </style:style>
    <style:style style:name="Taula8.A" style:family="table-column">
      <style:table-column-properties style:column-width="8.5cm" style:rel-column-width="32767*"/>
    </style:style>
    <style:style style:name="Taula8.B" style:family="table-column">
      <style:table-column-properties style:column-width="8.5cm" style:rel-column-width="32768*"/>
    </style:style>
    <style:style style:name="Taula8.A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8.B1" style:family="table-cell">
      <style:table-cell-properties style:vertical-align="middle" fo:background-color="#b2b2b2" fo:padding="0.097cm" fo:border="0.05pt solid #000000">
        <style:background-image/>
      </style:table-cell-properties>
    </style:style>
    <style:style style:name="Taula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8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Tahoma1" fo:font-weight="bold" style:font-weight-asian="bold" style:font-name-complex="Tahoma1" style:font-weight-complex="bold"/>
    </style:style>
    <style:style style:name="P2" style:family="paragraph" style:parent-style-name="Table_20_Contents">
      <style:paragraph-properties style:snap-to-layout-grid="false"/>
      <style:text-properties style:font-name="Tahoma1" fo:font-weight="bold" style:font-weight-asian="bold" style:font-name-complex="Tahoma1" style:font-weight-complex="bold"/>
    </style:style>
    <style:style style:name="P3" style:family="paragraph" style:parent-style-name="Table_20_Contents">
      <style:text-properties style:font-name="Tahoma1" fo:font-weight="bold" officeooo:paragraph-rsid="0008183c" style:font-weight-asian="bold" style:font-name-complex="Tahoma1" style:font-weight-complex="bold"/>
    </style:style>
    <style:style style:name="P4" style:family="paragraph" style:parent-style-name="Table_20_Contents">
      <style:paragraph-properties style:snap-to-layout-grid="false"/>
      <style:text-properties style:font-name="Tahoma1" style:font-name-complex="Tahoma1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text-properties fo:font-size="6pt" officeooo:paragraph-rsid="00090d4b" style:font-size-asian="6pt" style:font-size-complex="6pt"/>
    </style:style>
    <style:style style:name="P7" style:family="paragraph" style:parent-style-name="Table_20_Contents">
      <style:text-properties fo:font-size="6pt" officeooo:paragraph-rsid="000a9031" style:font-size-asian="6pt" style:font-size-complex="6pt"/>
    </style:style>
    <style:style style:name="P8" style:family="paragraph" style:parent-style-name="Table_20_Contents">
      <style:text-properties fo:font-size="6pt" officeooo:paragraph-rsid="0010ca48" style:font-size-asian="6pt" style:font-size-complex="6pt"/>
    </style:style>
    <style:style style:name="P9" style:family="paragraph" style:parent-style-name="Table_20_Contents">
      <style:text-properties fo:font-size="6pt" officeooo:paragraph-rsid="00138740" style:font-size-asian="6pt" style:font-size-complex="6pt"/>
    </style:style>
    <style:style style:name="P10" style:family="paragraph" style:parent-style-name="Table_20_Contents">
      <style:text-properties fo:font-size="6pt" officeooo:paragraph-rsid="0018798f" style:font-size-asian="6pt" style:font-size-complex="6pt"/>
    </style:style>
    <style:style style:name="P11" style:family="paragraph" style:parent-style-name="Table_20_Contents">
      <style:paragraph-properties fo:text-align="start" style:justify-single-word="false"/>
      <style:text-properties style:use-window-font-color="true" style:font-name="Tahoma" fo:font-size="12pt" fo:language="zxx" fo:country="none" fo:font-weight="normal" officeooo:rsid="000dbf2d" officeooo:paragraph-rsid="0012830d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Tahoma" fo:font-size="12pt" fo:language="zxx" fo:country="none" fo:font-weight="normal" officeooo:rsid="0016eab7" officeooo:paragraph-rsid="0016eab7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Tahoma" fo:font-size="12pt" fo:language="zxx" fo:country="none" fo:font-weight="normal" officeooo:rsid="00218185" officeooo:paragraph-rsid="00218185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font-name="Tahoma" fo:font-size="12pt" fo:language="zxx" fo:country="none" fo:font-weight="normal" officeooo:rsid="002272ad" officeooo:paragraph-rsid="002272ad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font-name="Tahoma" fo:font-size="12pt" fo:language="zxx" fo:country="none" fo:font-weight="normal" officeooo:rsid="0023a110" officeooo:paragraph-rsid="0023a110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Tahoma" fo:font-size="12pt" fo:language="zxx" fo:country="none" fo:font-weight="bold" officeooo:rsid="000dbf2d" officeooo:paragraph-rsid="0012830d" style:letter-kerning="true" style:font-name-asian="Tahoma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font-name="Tahoma" fo:font-size="12pt" fo:language="zxx" fo:country="none" fo:font-weight="bold" officeooo:rsid="000dbf2d" officeooo:paragraph-rsid="0016eab7" style:letter-kerning="true" style:font-name-asian="Tahoma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Tahoma" fo:font-size="12pt" fo:language="zxx" fo:country="none" fo:font-weight="bold" officeooo:rsid="000dbf2d" officeooo:paragraph-rsid="00218185" style:letter-kerning="true" style:font-name-asian="Tahoma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19" style:family="paragraph" style:parent-style-name="Standard">
      <style:paragraph-properties fo:margin-top="0.101cm" fo:margin-bottom="0.101cm" loext:contextual-spacing="false" style:writing-mode="lr-tb"/>
      <style:text-properties style:font-name="Tahoma1" fo:font-size="15pt" fo:font-weight="bold" officeooo:rsid="000a9031" officeooo:paragraph-rsid="000a9031" style:font-size-asian="15pt" style:font-weight-asian="bold" style:font-size-complex="15pt" style:font-weight-complex="bold"/>
    </style:style>
    <style:style style:name="P20" style:family="paragraph" style:parent-style-name="Standard" style:master-page-name="">
      <style:paragraph-properties fo:margin-top="0.101cm" fo:margin-bottom="0.101cm" loext:contextual-spacing="false" style:page-number="auto" style:writing-mode="lr-tb"/>
      <style:text-properties style:font-name="Tahoma1" fo:font-size="15pt" fo:font-weight="bold" officeooo:rsid="0010ca48" officeooo:paragraph-rsid="0010ca48" style:font-size-asian="15pt" style:font-weight-asian="bold" style:font-size-complex="15pt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.499cm" style:auto-text-indent="false" fo:background-color="transparent" style:text-autospace="ideograph-alpha" style:punctuation-wrap="hanging" style:line-break="strict" style:writing-mode="lr-tb"/>
      <style:text-properties style:font-name="Tahoma1" fo:font-size="12pt" officeooo:rsid="000f904b" officeooo:paragraph-rsid="000f904b" style:font-size-asian="12pt" style:font-size-complex="12pt" fo:hyphenate="false" fo:hyphenation-remain-char-count="2" fo:hyphenation-push-char-count="2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.499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0c7ca8" officeooo:paragraph-rsid="000c7ca8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23" style:family="paragraph" style:parent-style-name="Standard" style:master-page-name="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.499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0aa224" officeooo:paragraph-rsid="000aa224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24" style:family="paragraph" style:parent-style-name="Standard" style:master-page-name="">
      <loext:graphic-properties draw:fill="none"/>
      <style:paragraph-properties fo:margin-left="0.6cm" fo:margin-right="0cm" fo:margin-top="0cm" fo:margin-bottom="0.199cm" loext:contextual-spacing="false" fo:text-align="start" style:justify-single-word="false" fo:orphans="0" fo:widows="0" fo:hyphenation-ladder-count="no-limit" fo:text-indent="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05cm"/>
        </style:tab-stops>
      </style:paragraph-properties>
      <style:text-properties style:font-name="Tahoma1" fo:font-size="12pt" officeooo:paragraph-rsid="000dbf2d" style:font-size-asian="12pt" style:font-size-complex="12pt" fo:hyphenate="false" fo:hyphenation-remain-char-count="2" fo:hyphenation-push-char-count="2"/>
    </style:style>
    <style:style style:name="P25" style:family="paragraph" style:parent-style-name="Standard">
      <loext:graphic-properties draw:fill="none"/>
      <style:paragraph-properties fo:margin-left="0.6cm" fo:margin-right="0cm" fo:margin-top="0cm" fo:margin-bottom="0.199cm" loext:contextual-spacing="false" fo:text-align="start" style:justify-single-word="false" fo:orphans="0" fo:widows="0" fo:hyphenation-ladder-count="no-limit" fo:text-indent="0.499cm" style:auto-text-indent="false" fo:background-color="transparent" style:text-autospace="ideograph-alpha" style:punctuation-wrap="hanging" style:line-break="strict" style:writing-mode="lr-tb">
        <style:tab-stops>
          <style:tab-stop style:position="0.905cm"/>
        </style:tab-stops>
      </style:paragraph-properties>
      <style:text-properties style:font-name="Tahoma1" fo:font-size="12pt" officeooo:rsid="000e7563" officeooo:paragraph-rsid="000fd15f" style:font-size-asian="12pt" style:font-size-complex="12pt" fo:hyphenate="false" fo:hyphenation-remain-char-count="2" fo:hyphenation-push-char-count="2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12830d" officeooo:paragraph-rsid="0012830d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18ffb5" officeooo:paragraph-rsid="0018ffb5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196dd5" officeooo:paragraph-rsid="00196dd5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1aaa2f" officeooo:paragraph-rsid="001aaa2f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1c0bcd" officeooo:paragraph-rsid="001c0bcd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1c1878" officeooo:paragraph-rsid="001c1878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1ded27" officeooo:paragraph-rsid="001ded27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33" style:family="paragraph" style:parent-style-name="Standard" style:master-page-name="">
      <style:paragraph-properties fo:margin-top="0.199cm" fo:margin-bottom="0.101cm" loext:contextual-spacing="false" style:page-number="auto" style:writing-mode="lr-tb"/>
      <style:text-properties style:font-name="Tahoma1" fo:font-size="15pt" fo:font-weight="bold" officeooo:rsid="00138740" officeooo:paragraph-rsid="00138740" style:font-size-asian="15pt" style:font-weight-asian="bold" style:font-size-complex="15pt" style:font-weight-complex="bold"/>
    </style:style>
    <style:style style:name="P34" style:family="paragraph" style:parent-style-name="Standard" style:master-page-name="">
      <style:paragraph-properties fo:margin-top="0.199cm" fo:margin-bottom="0.101cm" loext:contextual-spacing="false" style:page-number="auto" style:writing-mode="lr-tb"/>
      <style:text-properties style:font-name="Tahoma1" fo:font-size="15pt" fo:font-weight="bold" officeooo:rsid="0018798f" officeooo:paragraph-rsid="0018798f" style:font-size-asian="15pt" style:font-weight-asian="bold" style:font-size-complex="15pt" style:font-weight-complex="bold"/>
    </style:style>
    <style:style style:name="P35" style:family="paragraph" style:parent-style-name="Standard">
      <style:paragraph-properties fo:margin-top="0.199cm" fo:margin-bottom="0cm" loext:contextual-spacing="false"/>
      <style:text-properties style:use-window-font-color="true" style:font-name="Tahoma" fo:font-size="12pt" fo:language="zxx" fo:country="none" fo:font-weight="bold" officeooo:rsid="001070fe" officeooo:paragraph-rsid="00295eb1" style:letter-kerning="true" style:font-name-asian="Tahoma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36" style:family="paragraph" style:parent-style-name="Standard">
      <style:paragraph-properties fo:margin-top="0.199cm" fo:margin-bottom="0cm" loext:contextual-spacing="false"/>
      <style:text-properties style:use-window-font-color="true" style:font-name="Tahoma" fo:font-size="12pt" fo:language="zxx" fo:country="none" fo:font-weight="bold" officeooo:rsid="002be083" officeooo:paragraph-rsid="002be083" style:letter-kerning="true" style:font-name-asian="Tahoma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37" style:family="paragraph" style:parent-style-name="Standard">
      <style:paragraph-properties fo:margin-top="0.199cm" fo:margin-bottom="0cm" loext:contextual-spacing="false"/>
      <style:text-properties style:use-window-font-color="true" style:font-name="Tahoma" fo:font-size="12pt" fo:language="zxx" fo:country="none" fo:font-weight="bold" officeooo:rsid="002c21b3" officeooo:paragraph-rsid="002c21b3" style:letter-kerning="true" style:font-name-asian="Tahoma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38" style:family="paragraph" style:parent-style-name="Standard" style:master-page-name="Standard">
      <style:paragraph-properties style:page-number="auto"/>
      <style:text-properties style:use-window-font-color="true" style:font-name="Tahoma1" fo:font-size="12pt" fo:language="zxx" fo:country="none" fo:font-weight="normal" officeooo:rsid="0008183c" officeooo:paragraph-rsid="0008e58a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P39" style:family="paragraph" style:parent-style-name="Standard">
      <style:paragraph-properties fo:margin-top="0.101cm" fo:margin-bottom="0.101cm" loext:contextual-spacing="false" style:writing-mode="lr-tb"/>
      <style:text-properties style:font-name="Tahoma1" fo:font-size="15pt" fo:font-weight="bold" officeooo:rsid="00090d4b" officeooo:paragraph-rsid="00090d4b" style:font-size-asian="15pt" style:font-weight-asian="bold" style:font-size-complex="15pt" style:font-weight-complex="bold"/>
    </style:style>
    <style:style style:name="P40" style:family="paragraph" style:parent-style-name="Standard">
      <style:paragraph-properties fo:margin-top="0cm" fo:margin-bottom="0.199cm" loext:contextual-spacing="false" fo:text-align="start" style:justify-single-word="false" style:writing-mode="lr-tb"/>
      <style:text-properties style:use-window-font-color="true" style:font-name="Tahoma" fo:font-size="12pt" fo:language="zxx" fo:country="none" fo:font-weight="normal" officeooo:rsid="000916c1" officeooo:paragraph-rsid="000916c1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41" style:family="paragraph" style:parent-style-name="Standard">
      <style:paragraph-properties fo:margin-top="0cm" fo:margin-bottom="0.199cm" loext:contextual-spacing="false" fo:text-align="start" style:justify-single-word="false" style:writing-mode="lr-tb"/>
      <style:text-properties style:use-window-font-color="true" style:font-name="Tahoma" fo:font-size="12pt" fo:language="zxx" fo:country="none" fo:font-weight="normal" officeooo:rsid="00093c38" officeooo:paragraph-rsid="00093c38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42" style:family="paragraph" style:parent-style-name="Standard">
      <style:paragraph-properties fo:margin-top="0cm" fo:margin-bottom="0.199cm" loext:contextual-spacing="false" fo:text-align="start" style:justify-single-word="false" style:writing-mode="lr-tb"/>
      <style:text-properties style:use-window-font-color="true" style:font-name="Tahoma" fo:font-size="12pt" fo:language="zxx" fo:country="none" fo:font-weight="bold" officeooo:rsid="00097682" officeooo:paragraph-rsid="00097682" style:letter-kerning="true" style:font-name-asian="Tahoma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" fo:font-size="12pt" fo:language="zxx" fo:country="none" fo:font-weight="normal" officeooo:rsid="001070fe" officeooo:paragraph-rsid="00153170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 fo:hyphenate="false" fo:hyphenation-remain-char-count="2" fo:hyphenation-push-char-count="2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" fo:font-size="12pt" fo:language="zxx" fo:country="none" fo:font-weight="normal" officeooo:rsid="001070fe" officeooo:paragraph-rsid="00188a0d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 fo:hyphenate="false" fo:hyphenation-remain-char-count="2" fo:hyphenation-push-char-count="2"/>
    </style:style>
    <style:style style:name="P45" style:family="paragraph" style:parent-style-name="Standard">
      <style:paragraph-properties fo:margin-top="0.199cm" fo:margin-bottom="0cm" loext:contextual-spacing="false"/>
      <style:text-properties style:use-window-font-color="true" style:font-name="Tahoma" fo:font-size="12pt" fo:language="zxx" fo:country="none" fo:font-weight="normal" officeooo:rsid="002deb9b" officeooo:paragraph-rsid="002deb9b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46" style:family="paragraph" style:parent-style-name="Standard">
      <style:paragraph-properties fo:margin-top="0.199cm" fo:margin-bottom="0cm" loext:contextual-spacing="false"/>
      <style:text-properties style:use-window-font-color="true" style:font-name="Tahoma" fo:font-size="12pt" fo:language="zxx" fo:country="none" fo:font-weight="normal" officeooo:rsid="002ec64f" officeooo:paragraph-rsid="002ec64f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47" style:family="paragraph" style:parent-style-name="Standard">
      <style:paragraph-properties fo:margin-top="0.199cm" fo:margin-bottom="0cm" loext:contextual-spacing="false"/>
      <style:text-properties style:use-window-font-color="true" style:font-name="Tahoma" fo:font-size="12pt" fo:language="zxx" fo:country="none" fo:font-weight="normal" officeooo:rsid="0030bbb4" officeooo:paragraph-rsid="0030bbb4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T1" style:family="text">
      <style:text-properties fo:font-weight="normal" officeooo:rsid="0008183c" style:font-weight-asian="normal" style:font-weight-complex="normal"/>
    </style:style>
    <style:style style:name="T2" style:family="text">
      <style:text-properties style:font-name="Tahoma" style:font-name-asian="Tahoma" style:font-name-complex="Tahoma"/>
    </style:style>
    <style:style style:name="T3" style:family="text">
      <style:text-properties style:font-name="Tahoma" officeooo:rsid="000fd15f" style:font-name-asian="Tahoma" style:font-name-complex="Tahoma"/>
    </style:style>
    <style:style style:name="T4" style:family="text">
      <style:text-properties style:font-name="Tahoma" officeooo:rsid="001070fe" style:font-name-asian="Tahoma" style:font-name-complex="Tahoma"/>
    </style:style>
    <style:style style:name="T5" style:family="text">
      <style:text-properties style:use-window-font-color="true" style:font-name="Tahoma" fo:language="zxx" fo:country="none" fo:font-weight="normal" officeooo:rsid="000dbf2d" style:letter-kerning="true" style:font-name-asian="Tahoma" style:language-asian="zxx" style:country-asian="none" style:font-weight-asian="normal" style:font-name-complex="Tahoma" style:language-complex="zxx" style:country-complex="none" style:font-weight-complex="normal"/>
    </style:style>
    <style:style style:name="T6" style:family="text">
      <style:text-properties style:use-window-font-color="true" style:font-name="Tahoma" fo:language="zxx" fo:country="none" fo:font-weight="normal" officeooo:rsid="000fd15f" style:letter-kerning="true" style:font-name-asian="Tahoma" style:language-asian="zxx" style:country-asian="none" style:font-weight-asian="normal" style:font-name-complex="Tahoma" style:language-complex="zxx" style:country-complex="none" style:font-weight-complex="normal"/>
    </style:style>
    <style:style style:name="T7" style:family="text">
      <style:text-properties style:use-window-font-color="true" style:font-name="Tahoma" fo:language="zxx" fo:country="none" fo:font-weight="normal" officeooo:rsid="001070fe" style:letter-kerning="true" style:font-name-asian="Tahoma" style:language-asian="zxx" style:country-asian="none" style:font-weight-asian="normal" style:font-name-complex="Tahoma" style:language-complex="zxx" style:country-complex="none" style:font-weight-complex="normal"/>
    </style:style>
    <style:style style:name="T8" style:family="text">
      <style:text-properties style:use-window-font-color="true" style:font-name="Ubuntu" fo:language="zxx" fo:country="none" fo:font-weight="normal" officeooo:rsid="000fd15f" style:letter-kerning="true" style:font-name-asian="Ubuntu" style:language-asian="zxx" style:country-asian="none" style:font-weight-asian="normal" style:font-name-complex="Ubuntu" style:language-complex="zxx" style:country-complex="none" style:font-weight-complex="normal"/>
    </style:style>
    <style:style style:name="T9" style:family="text">
      <style:text-properties officeooo:rsid="0025c046"/>
    </style:style>
    <style:style style:name="T10" style:family="text">
      <style:text-properties officeooo:rsid="00295eb1"/>
    </style:style>
    <style:style style:name="T1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En esta práctica aprenderemos a utilizar los comandos básicos del sistema operativo MS-DOS. esta práctica servirá, además, de introducción a la siguiente, ya que el sistemas MS-DOS y Unix comparten algunos rasgos básicos.</text:p>
      <text:p text:style-name="P39">El intérprete de comandos</text:p>
      <table:table table:name="Taula1" table:style-name="Taula1">
        <table:table-column table:style-name="Taula1.A"/>
        <table:table-row>
          <table:table-cell table:style-name="Taula1.A1" office:value-type="string">
            <text:p text:style-name="P6"/>
          </table:table-cell>
        </table:table-row>
      </table:table>
      <text:p text:style-name="P40">En esta práctica utilizaremos el intérprete de comandos de Windows. Este intérprete dispone de una versión mejorada del MS-DOS original. Por ejemplo, la línea de comandos de Windows permite la utilización del tabulador para mostrar los diversos elementos de un directorio y con las flechas arriba y abajo permite ver el histórico de los pedidos ejecutadas anteriormente. la línea de pedidos de MS-DOS la encontrará ejecutando el programa cmd.</text:p>
      <text:p text:style-name="P41">Cuando arrancamos el sistema, lo primero que encontramos es el prompt esperando recibir nuestras órdenes. El prompt de MS-DOS muestra en todo momento la ruta en la que nos encontramos, lo que es de gran ayuda a la hora de movernos por el árbol de directori, aunque a veces puede resultar algo incómodo, sobre todo si estamos en un directorio muy profundo.</text:p>
      <text:p text:style-name="P42">Arranque una máquina Windows XP o máquina anfitrión Windows cualquiera. Abra el intérprete de comandos e indique la ruta por defecto de ésta.</text:p>
      <text:p text:style-name="P19">Observaciones importantes</text:p>
      <table:table table:name="Taula2" table:style-name="Taula2">
        <table:table-column table:style-name="Taula2.A"/>
        <table:table-row>
          <table:table-cell table:style-name="Taula2.A1" office:value-type="string">
            <text:p text:style-name="P7"/>
          </table:table-cell>
        </table:table-row>
      </table:table>
      <text:p text:style-name="P23"><text:span text:style-name="T4">1. </text:span><text:span text:style-name="T2">Todos los </text:span><text:span text:style-name="T3">comandos</text:span><text:span text:style-name="T2"> de esta práctica se pueden ejecutar tanto en minúsculas como en mayúsculas, ya que Windows y MS-DOS son sistemas case insensitive . Unix, en cambio, es un sistema case sensitive.</text:span></text:p>
      <text:p text:style-name="P22"><text:span text:style-name="T4">2. </text:span><text:span text:style-name="T2">Los nombres de archivo, originariamente, no podían tener más de 8 caracteres por nombre, 1 punto y 3 caracteres para el extensión. En versiones más modernas, estas restricciones se han visto relajadas, pero sí hay una serie de normas a seguir:</text:span></text:p>
      <text:p text:style-name="P24"><text:span text:style-name="T8">•</text:span><text:span text:style-name="T6"> </text:span><text:span text:style-name="T5">No se permiten los caracteres siguientes (caracteres especiales): </text:span><text:span text:style-name="T2">| / , . &lt; &gt; ? \ : ; [ ] * = + ‘</text:span></text:p>
      <text:p text:style-name="P25"><text:span text:style-name="T8">•</text:span><text:span text:style-name="T6"> </text:span><text:span text:style-name="T5">La utilización de extensiones no es obligatoria, pero muy aconsejable, ya que identifica de forma rápida el tipo de archivo con el que estamos trabajando.</text:span></text:p>
      <text:p text:style-name="P21"><text:span text:style-name="T7">3. </text:span><text:span text:style-name="T5">El formato de las órdenes es: orden parámetros opciones . Después de cada orden hay que pulsar Intro para ejecutar.</text:span></text:p>
      <text:p text:style-name="P20">Entrada y salida del sistema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8"/>
          </table:table-cell>
        </table:table-row>
      </table:table>
      <text:p text:style-name="P26"><text:span text:style-name="T4">L</text:span><text:span text:style-name="T2">os dos comandos más básicos de MSDOS son los que permiten entrar y salir de ésta:</text:span></text:p>
      <table:table table:name="Taula4" table:style-name="Taula4">
        <table:table-column table:style-name="Taula4.A"/>
        <table:table-column table:style-name="Taula4.B"/>
        <text:soft-page-break/>
        <table:table-row>
          <table:table-cell table:style-name="Taula4.A1" office:value-type="string">
            <text:p text:style-name="P16">Comando</text:p>
          </table:table-cell>
          <table:table-cell table:style-name="Taula4.B1" office:value-type="string">
            <text:p text:style-name="P16">Utilidad</text:p>
          </table:table-cell>
        </table:table-row>
        <table:table-row>
          <table:table-cell table:style-name="Taula4.A3" office:value-type="string">
            <text:p text:style-name="P11">start</text:p>
          </table:table-cell>
          <table:table-cell table:style-name="Taula4.B3" office:value-type="string">
            <text:p text:style-name="P11">Abre una nueva ventana del intérprete de comandos.</text:p>
          </table:table-cell>
        </table:table-row>
        <table:table-row>
          <table:table-cell table:style-name="Taula4.A3" office:value-type="string">
            <text:p text:style-name="P11">exit</text:p>
          </table:table-cell>
          <table:table-cell table:style-name="Taula4.B3" office:value-type="string">
            <text:p text:style-name="P11">Cierra la ventana del intérprete actual.</text:p>
          </table:table-cell>
        </table:table-row>
      </table:table>
      <text:p text:style-name="P33">Ayuda del sistema MSDOS</text:p>
      <table:table table:name="Taula5" table:style-name="Taula5">
        <table:table-column table:style-name="Taula5.A"/>
        <table:table-row>
          <table:table-cell table:style-name="Taula5.A1" office:value-type="string">
            <text:p text:style-name="P9"/>
          </table:table-cell>
        </table:table-row>
      </table:table>
      <text:p text:style-name="P43">Una de las funcionalidades más interesantes del sistema MS-DOS es su ayuda. esta ayuda nos dará información completa sobre los pedidos del sistema y los parámetros y opciones que utiliza.</text:p>
      <table:table table:name="Taula6" table:style-name="Taula6">
        <table:table-column table:style-name="Taula6.A"/>
        <table:table-column table:style-name="Taula6.B"/>
        <table:table-row>
          <table:table-cell table:style-name="Taula6.A1" office:value-type="string">
            <text:p text:style-name="P17">Comando</text:p>
          </table:table-cell>
          <table:table-cell table:style-name="Taula6.B1" office:value-type="string">
            <text:p text:style-name="P17">Utilidad</text:p>
          </table:table-cell>
        </table:table-row>
        <table:table-row>
          <table:table-cell table:style-name="Taula6.A2" office:value-type="string">
            <text:p text:style-name="P12">help [comando]</text:p>
          </table:table-cell>
          <table:table-cell table:style-name="Taula6.B2" office:value-type="string">
            <text:p text:style-name="P12">Muestra la funcionalidad de todos los pedidos del sistema. </text:p>
            <text:p text:style-name="P12">Si introducimos el nombre del pedido nos indica la sintaxis, los parámetros y las opciones del pedido en cuestión.</text:p>
          </table:table-cell>
        </table:table-row>
      </table:table>
      <text:p text:style-name="P34">Los árboles de directorios de MSDOS</text:p>
      <table:table table:name="Taula7" table:style-name="Taula7">
        <table:table-column table:style-name="Taula7.A"/>
        <table:table-row>
          <table:table-cell table:style-name="Taula7.A1" office:value-type="string">
            <text:p text:style-name="P10"/>
          </table:table-cell>
        </table:table-row>
      </table:table>
      <text:p text:style-name="P44">MS-DOS y Windows estructuran su sistema de archivos con árboles. Cada árbol empieza a la raíz de una unidad (física o lógica) de almacenamiento.</text:p>
      <text:p text:style-name="P27">● A: es típicamente la unidad de disquete. </text:p>
      <text:p text:style-name="P27">● C: <text:s/>es típicamente la unidad de disco duro. </text:p>
      <text:p text:style-name="P27">● D: <text:s/>es típicamente la unidad óptica (CD, DVD)</text:p>
      <text:p text:style-name="P28">Además, dentro de cada directorio hay dos ficheros especiales:</text:p>
      <text:p text:style-name="P29">● . <text:s/>: Es un enlace al propio directorio. </text:p>
      <text:p text:style-name="P29">● .. <text:s/>: Es un enlace en el directorio superior / padre.</text:p>
      <text:p text:style-name="P30">estos dos ficheros se muestran cuando visualizamos el contenido de cualquier directorio.</text:p>
      <text:p text:style-name="P31">Finalmente, nótese que los directorios, en MS-DOS y Windows se separan mediante la barra inversa " \ ". En cambio, los sistemas Unix utilizan la barra normal " / ".</text:p>
      <text:p text:style-name="P32">Existen varios pedidos para trabajar con ficheros en MS-DOS (los parámetros opcionales indican entre corchetes).</text:p>
      <table:table table:name="Taula8" table:style-name="Taula8">
        <table:table-column table:style-name="Taula8.A"/>
        <table:table-column table:style-name="Taula8.B"/>
        <table:table-row>
          <table:table-cell table:style-name="Taula8.A1" office:value-type="string">
            <text:p text:style-name="P18">Comando</text:p>
          </table:table-cell>
          <table:table-cell table:style-name="Taula8.B1" office:value-type="string">
            <text:p text:style-name="P18">Utilidad</text:p>
          </table:table-cell>
        </table:table-row>
        <table:table-row>
          <table:table-cell table:style-name="Taula8.A4" office:value-type="string">
            <text:p text:style-name="P13">dir [directorio]</text:p>
          </table:table-cell>
          <table:table-cell table:style-name="Taula8.B4" office:value-type="string">
            <text:p text:style-name="P14">Muestra el contenido de un directorio.</text:p>
          </table:table-cell>
        </table:table-row>
        <text:soft-page-break/>
        <table:table-row>
          <table:table-cell table:style-name="Taula8.A3" office:value-type="string">
            <text:p text:style-name="P13">cd [directorio]</text:p>
          </table:table-cell>
          <table:table-cell table:style-name="Taula8.B3" office:value-type="string">
            <text:p text:style-name="P14">Cambia de directorio.</text:p>
          </table:table-cell>
        </table:table-row>
        <table:table-row>
          <table:table-cell table:style-name="Taula8.A4" office:value-type="string">
            <text:p text:style-name="P13">&lt;UNIDAD&gt;:</text:p>
          </table:table-cell>
          <table:table-cell table:style-name="Taula8.B4" office:value-type="string">
            <text:p text:style-name="P15">Cambia el intérprete al cual se encuentra.</text:p>
          </table:table-cell>
        </table:table-row>
      </table:table>
      <text:p text:style-name="P35">Colócate en la raíz de la unidad de disco duro virtual. <text:span text:style-name="T9">¿</text:span>C<text:span text:style-name="T9">ó</text:span>mo lo hace? Vaya mostrando el contenido del directorio al que se encuentra y vaya entrando a otros subdirectorios. <text:span text:style-name="T9">¿</text:span>C<text:span text:style-name="T9">ó</text:span>mo muestra el contenido? <text:span text:style-name="T9">¿</text:span>C<text:span text:style-name="T9">ó</text:span>mo encuentra este nuevos directorios? <text:span text:style-name="T10">Muestra el contenido de un directorio diferente de la actual, ¿cómo lo hizo? Vuelve atrás en el directorio padre, ¿cómo lo puede hacer?</text:span></text:p>
      <text:p text:style-name="P36">¿Qué otra información se le proporciona al ejecutar el comando dir?</text:p>
      <text:p text:style-name="P37">Seguramente os habréis encontrado que alguno de los directorios que listar muestra demasiado información y hay que ir a verla con la barra de desplazamiento de la ventana. cuando trabajamos en un entorno sin GUI (Graphical User Interface) esto no es posible.</text:p>
      <text:p text:style-name="P37">Intente ejecutar dir | more . ¿Qué hace este more? Explique su comportamiento.</text:p>
      <text:p text:style-name="P45">En ocasiones, cuando utilizamos el comando dir esta devuelve demasiada información. La consola de MSDOS dispone de un mecanismo que permite filtrar los archivos que mostramos. En concreto,</text:p>
      <text:p text:style-name="P46">● "?" Representa ningún o 1 carácter cualquiera.</text:p>
      <text:p text:style-name="P46">● "*" representa de 0 a N caracteres cualesquiera.</text:p>
      <text:p text:style-name="P47">estos metacaràcters aplican a cualquier tipo de pedido. Por ejemplo, si queremos listar los archivos de extensión txt de un directorio determinado, haremos <text:span text:style-name="T11">dir*.txt.</text:span></text:p>
      <text:p text:style-name="P47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3" svg:font-family="Tahoma"/>
    <style:font-face style:name="Ubuntu" svg:font-family="Ubuntu"/>
    <style:font-face style:name="Tahoma" svg:font-family="Tahoma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ndale Sans UI" svg:font-family="'Andale Sans UI', 'Arial Unicode MS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zxx" fo:country="none" style:letter-kerning="true" style:font-name-asian="Andale Sans UI" style:font-family-asian="'Andale Sans UI', 'Arial Unicode MS'" style:font-pitch-asian="variable" style:font-size-asian="12pt" style:language-asian="zxx" style:country-asian="none" style:font-name-complex="Tahoma2" style:font-family-complex="Tahoma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, 'Arial Unicode MS'" style:font-pitch-asian="variable" style:font-size-asian="14pt" style:font-name-complex="Tahoma2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7.089cm" table:align="left" style:writing-mode="lr-tb"/>
    </style:style>
    <style:style style:name="Tabla2.A" style:family="table-column">
      <style:table-column-properties style:column-width="3.11cm"/>
    </style:style>
    <style:style style:name="Tabla2.B" style:family="table-column">
      <style:table-column-properties style:column-width="5.39cm"/>
    </style:style>
    <style:style style:name="Tabla2.C" style:family="table-column">
      <style:table-column-properties style:column-width="3.891cm"/>
    </style:style>
    <style:style style:name="Tabla2.D" style:family="table-column">
      <style:table-column-properties style:column-width="4.69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eeeeee" fo:padding="0.097cm" fo:border-left="1pt solid #000000" fo:border-right="none" fo:border-top="1pt solid #000000" fo:border-bottom="none" style:writing-mode="lr-tb">
        <style:background-image/>
      </style:table-cell-properties>
    </style:style>
    <style:style style:name="Tabla2.B1" style:family="table-cell">
      <style:table-cell-properties style:vertical-align="top" fo:background-color="#eeeeee" fo:padding="0.097cm" fo:border-left="none" fo:border-right="none" fo:border-top="1pt solid #000000" fo:border-bottom="none" style:writing-mode="lr-tb">
        <style:background-image/>
      </style:table-cell-properties>
    </style:style>
    <style:style style:name="Tabla2.D1" style:family="table-cell">
      <style:table-cell-properties style:vertical-align="top" fo:background-color="#eeeeee" fo:padding="0.097cm" fo:border-left="none" fo:border-right="1pt solid #000000" fo:border-top="1pt solid #000000" fo:border-bottom="none" style:writing-mode="lr-tb">
        <style:background-image/>
      </style:table-cell-properties>
    </style:style>
    <style:style style:name="Tabla2.A2" style:family="table-cell">
      <style:table-cell-properties style:vertical-align="top" fo:background-color="#eeeeee" fo:padding="0.097cm" fo:border-left="1pt solid #000000" fo:border-right="none" fo:border-top="none" fo:border-bottom="none" style:writing-mode="lr-tb">
        <style:background-image/>
      </style:table-cell-properties>
    </style:style>
    <style:style style:name="Tabla2.B2" style:family="table-cell">
      <style:table-cell-properties style:vertical-align="top" fo:background-color="#eeeeee" fo:padding="0.097cm" fo:border="none" style:writing-mode="lr-tb">
        <style:background-image/>
      </style:table-cell-properties>
    </style:style>
    <style:style style:name="Tabla2.D2" style:family="table-cell">
      <style:table-cell-properties style:vertical-align="top" fo:background-color="#eeeeee" fo:padding="0.097cm" fo:border-left="none" fo:border-right="1pt solid #000000" fo:border-top="none" fo:border-bottom="none" style:writing-mode="lr-tb">
        <style:background-image/>
      </style:table-cell-properties>
    </style:style>
    <style:style style:name="Tabla2.A3" style:family="table-cell">
      <style:table-cell-properties style:vertical-align="top" fo:background-color="#eeeeee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1" style:family="table">
      <style:table-properties style:width="17.089cm" table:align="left" style:writing-mode="lr-tb"/>
    </style:style>
    <style:style style:name="Tabla1.A" style:family="table-column">
      <style:table-column-properties style:column-width="17.08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eeeeee" fo:padding="0.097cm" fo:border="1pt solid #000000" style:writing-mode="lr-tb">
        <style:background-image/>
      </style:table-cell-properties>
    </style:style>
    <style:style style:name="MP1" style:family="paragraph" style:parent-style-name="Table_20_Contents">
      <style:paragraph-properties style:snap-to-layout-grid="false"/>
      <style:text-properties style:font-name="Tahoma1" fo:font-weight="bold" style:font-weight-asian="bold" style:font-name-complex="Tahoma1" style:font-weight-complex="bold"/>
    </style:style>
    <style:style style:name="MP2" style:family="paragraph" style:parent-style-name="Table_20_Contents">
      <style:paragraph-properties style:snap-to-layout-grid="false"/>
      <style:text-properties style:font-name="Tahoma1" style:font-name-complex="Tahoma1"/>
    </style:style>
    <style:style style:name="MP3" style:family="paragraph" style:parent-style-name="Table_20_Contents">
      <style:text-properties style:font-name="Tahoma1" fo:font-weight="bold" style:font-weight-asian="bold" style:font-name-complex="Tahoma1" style:font-weight-complex="bold"/>
    </style:style>
    <style:style style:name="MP4" style:family="paragraph" style:parent-style-name="Table_20_Contents">
      <style:text-properties style:font-name="Tahoma1" fo:font-weight="bold" officeooo:paragraph-rsid="0008183c" style:font-weight-asian="bold" style:font-name-complex="Tahoma1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fo:font-weight="normal" officeooo:rsid="0008183c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099cm" fo:margin-left="0cm" fo:margin-right="0cm" fo:margin-bottom="3cm" style:dynamic-spacing="true"/>
      </style:header-style>
      <style:footer-style>
        <style:header-footer-properties fo:min-height="1.737cm" fo:margin-left="0cm" fo:margin-right="0cm" fo:margin-top="1.63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099cm" fo:margin-bottom="3.7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1">Nombre:</text:p>
            </table:table-cell>
            <table:table-cell table:style-name="Tabla2.B1" office:value-type="string">
              <text:p text:style-name="MP2">Sergio</text:p>
            </table:table-cell>
            <table:table-cell table:style-name="Tabla2.B1" office:value-type="string">
              <text:p text:style-name="MP3">Apellidos:</text:p>
            </table:table-cell>
            <table:table-cell table:style-name="Tabla2.D1" office:value-type="string">
              <text:p text:style-name="MP2">Jiménez Sastre</text:p>
            </table:table-cell>
          </table:table-row>
          <table:table-row table:style-name="Tabla2.1">
            <table:table-cell table:style-name="Tabla2.A2" office:value-type="string">
              <text:p text:style-name="MP3">Asignatura:</text:p>
            </table:table-cell>
            <table:table-cell table:style-name="Tabla2.B2" office:value-type="string">
              <text:p text:style-name="MP2">Sistemas informáticos</text:p>
            </table:table-cell>
            <table:table-cell table:style-name="Tabla2.B2" office:value-type="string">
              <text:p text:style-name="MP3">Curso y Grupo:</text:p>
            </table:table-cell>
            <table:table-cell table:style-name="Tabla2.D2" office:value-type="string">
              <text:p text:style-name="MP2">DAW1A</text:p>
            </table:table-cell>
          </table:table-row>
          <table:table-row table:style-name="Tabla2.1">
            <table:table-cell table:style-name="Tabla2.A3" table:number-columns-spanned="4" office:value-type="string">
              <text:p text:style-name="MP4">Práctica: <text:span text:style-name="MT1">Práctica 7 - Utilización básica de MS-DOS</text:span></text:p>
            </table:table-cell>
            <table:covered-table-cell/>
            <table:covered-table-cell/>
            <table:covered-table-cell/>
          </table:table-row>
        </table:table>
        <text:p text:style-name="Header"/>
      </style:header>
      <style:footer>
        <table:table table:name="Tabla1" table:style-name="Tabla1">
          <table:table-column table:style-name="Tabla1.A"/>
          <table:table-row table:style-name="Tabla1.1">
            <table:table-cell table:style-name="Tabla1.A1" office:value-type="string">
              <text:p text:style-name="MP5"><text:page-number text:select-page="current">3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22:40:16.01</meta:creation-date>
    <dc:date>2017-12-18T18:48:10.753000000</dc:date>
    <meta:editing-cycles>52</meta:editing-cycles>
    <meta:editing-duration>PT1H37M53S</meta:editing-duration>
    <meta:generator>LibreOffice/5.2.2.2$Windows_X86_64 LibreOffice_project/8f96e87c890bf8fa77463cd4b640a2312823f3ad</meta:generator>
    <meta:document-statistic meta:table-count="10" meta:image-count="0" meta:object-count="0" meta:page-count="3" meta:paragraph-count="63" meta:word-count="830" meta:character-count="5030" meta:non-whitespace-character-count="4255"/>
  </office:meta>
</office:document-meta>
</file>